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3ed32"/>
    </style:style>
    <style:style style:name="P2" style:family="paragraph" style:parent-style-name="Standard">
      <style:text-properties fo:font-size="14pt" style:font-size-asian="14pt" style:font-size-complex="14pt"/>
    </style:style>
    <style:style style:name="T1" style:family="text">
      <style:text-properties officeooo:rsid="0003ed32"/>
    </style:style>
    <style:style style:name="T2" style:family="text">
      <style:text-properties officeooo:rsid="000505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IT<text:span text:style-name="T2">LE AND AUTHOR</text:span><text:tab/><text:tab/><text:tab/>-SPECTRE con directed by Sam Mendes</text:p>
      <text:p text:style-name="Standard">-<text:span text:style-name="T2">GENRE OF BOOK / FILM</text:span><text:tab/><text:tab/><text:tab/>-action, adventure, thriller, espionage</text:p>
      <text:p text:style-name="Standard">-PERIOD / <text:span text:style-name="T2">DATE</text:span><text:tab/><text:tab/><text:tab/><text:tab/>-Semptember 2015</text:p>
      <text:p text:style-name="Standard">-<text:span text:style-name="T2">CHARACTERS</text:span><text:tab/><text:tab/><text:tab/><text:tab/>-James Bond, Ernst Stavro Blofeld,</text:p>
      <text:p text:style-name="Standard"><text:tab/><text:tab/><text:tab/><text:tab/><text:tab/><text:tab/>Madeleine swann, Mr. White, M., Monica Bell<text:span text:style-name="T1">ucci</text:span></text:p>
      <text:p text:style-name="Standard">-REA<text:span text:style-name="T2">CTION</text:span> <text:tab/><text:tab/><text:tab/><text:tab/><text:tab/>-<text:span text:style-name="T1">famous, but not as skyfall</text:span> </text:p>
      <text:p text:style-name="P1">-<text:span text:style-name="T2">PLOT</text:span></text:p>
      <text:p text:style-name="Standard"/>
      <text:p text:style-name="Standard"/>
      <text:p text:style-name="Standard"/>
      <text:p text:style-name="P2">The Specter Film is quite famous around the world. It was first broadcast in November 2015 in cinemas. It is an action and espionage film and is one of the most popular films in the saga, although it fell short of expectations given the huge success of the previous film, Skyfall. James Bond discovers the existence of a shady organization, "specter". With the help of Eve Moneypenny, she discovers that Mr. White is at the head of the organization. He was poisoned by the same organization, but before dying he promises Bond that his daughter Medeleine Swann will help him to the real head of the organization. Medeleine and James went together to an apartment belonging to White's family, where they found Oberhauser, the true leader of SPECTER. He imprisoned them, but Bond manages to escape, but Medeleine was still in the building that would explode after a while, so he came back to get her and killed Oberhauser, finally drove off with Medeleine in his Aston Martin DB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1-12-08T20:35:44.010791898</meta:creation-date>
    <dc:date>2021-12-08T20:41:25.933437143</dc:date>
    <meta:editing-duration>PT5M43S</meta:editing-duration>
    <meta:editing-cycles>2</meta:editing-cycles>
    <meta:generator>LibreOffice/6.3.2.2$Linux_X86_64 LibreOffice_project/30$Build-2</meta:generator>
    <meta:document-statistic meta:table-count="0" meta:image-count="0" meta:object-count="0" meta:page-count="1" meta:paragraph-count="8" meta:word-count="212" meta:character-count="1279" meta:non-whitespace-character-count="1053"/>
  </office:meta>
</office:document-meta>
</file>